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3498">
            <text:p>91.349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414">
            <text:p>97.4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094">
            <text:p>97.10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238">
            <text:p>97.22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2875">
            <text:p>95.2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0563">
            <text:p>96.0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546">
            <text:p>97.95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1283">
            <text:p>97.128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3636">
            <text:p>97.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577">
            <text:p>95.7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7">
            <text:p>96.4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588">
            <text:p>96.2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595">
            <text:p>96.259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14">
            <text:p>95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958">
            <text:p>96.2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9125">
            <text:p>95.91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964">
            <text:p>97.39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878">
            <text:p>97.287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25">
            <text:p>98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5909">
            <text:p>95.5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2811">
            <text:p>97.28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86">
            <text:p>98.42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154">
            <text:p>97.41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81">
            <text:p>97.7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051">
            <text:p>97.305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822">
            <text:p>96.6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261">
            <text:p>98.3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665">
            <text:p>98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714">
            <text:p>97.0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619">
            <text:p>98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268">
            <text:p>96.926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963">
            <text:p>96.1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704">
            <text:p>96.970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441">
            <text:p>97.14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1044">
            <text:p>96.1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706">
            <text:p>97.9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056">
            <text:p>97.5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263">
            <text:p>98.326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463">
            <text:p>97.146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978">
            <text:p>97.39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4945">
            <text:p>97.4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25">
            <text:p>98.1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222">
            <text:p>95.82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4632">
            <text:p>95.4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289">
            <text:p>97.42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229">
            <text:p>96.9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8235">
            <text:p>96.82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4.8714">
            <text:p>94.8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8">
            <text:p>97.5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211">
            <text:p>97.12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902">
            <text:p>96.990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6765">
            <text:p>95.6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167">
            <text:p>96.4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682">
            <text:p>98.7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161">
            <text:p>96.51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54">
            <text:p>98.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429">
            <text:p>98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094">
            <text:p>97.0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131">
            <text:p>97.4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792">
            <text:p>98.7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071">
            <text:p>97.0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917">
            <text:p>97.4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056">
            <text:p>96.4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546">
            <text:p>97.05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724">
            <text:p>96.77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788">
            <text:p>97.0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5474">
            <text:p>96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04">
            <text:p>96.8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3944">
            <text:p>96.39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9">
            <text:p>97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5263">
            <text:p>96.5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7556">
            <text:p>94.7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429">
            <text:p>98.4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51">
            <text:p>96.9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7813">
            <text:p>94.7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56">
            <text:p>98.3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4333">
            <text:p>98.4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5">
            <text:p>95.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92">
            <text:p>97.1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696">
            <text:p>97.86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056">
            <text:p>97.6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742">
            <text:p>95.74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6769">
            <text:p>97.6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645">
            <text:p>95.964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185">
            <text:p>96.2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815">
            <text:p>98.0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7667">
            <text:p>95.7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25">
            <text:p>97.51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308">
            <text:p>96.8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189">
            <text:p>97.01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067">
            <text:p>97.20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356">
            <text:p>98.33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92">
            <text:p>97.1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167">
            <text:p>98.3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48">
            <text:p>96.7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238">
            <text:p>98.2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4406">
            <text:p>96.44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8828">
            <text:p>98.8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524">
            <text:p>97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962">
            <text:p>97.2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434">
            <text:p>96.84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258">
            <text:p>98.52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8">
            <text:p>95.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407">
            <text:p>97.64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1359">
            <text:p>97.135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4.5818">
            <text:p>94.5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286">
            <text:p>97.7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945">
            <text:p>97.4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2">
            <text:p>96.5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86">
            <text:p>97.588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658">
            <text:p>97.86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345">
            <text:p>97.1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5">
            <text:p>98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94">
            <text:p>99.2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143">
            <text:p>98.2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964">
            <text:p>95.9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857">
            <text:p>96.78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8361">
            <text:p>97.83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136">
            <text:p>97.8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773">
            <text:p>97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109">
            <text:p>97.71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943">
            <text:p>96.89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667">
            <text:p>97.8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682">
            <text:p>96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429">
            <text:p>99.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958">
            <text:p>96.295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055">
            <text:p>97.005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5">
            <text:p>98.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045">
            <text:p>96.90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153">
            <text:p>97.815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304">
            <text:p>97.4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0818">
            <text:p>99.0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9">
            <text:p>96.6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3029">
            <text:p>98.30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417">
            <text:p>97.5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233">
            <text:p>97.52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741">
            <text:p>96.9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294">
            <text:p>95.6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SUM([.A1:.A500])/500" office:value-type="float" office:value="97.9528956000001">
            <text:p>97.9528956</text:p>
          </table:table-cell>
          <table:table-cell table:formula="of:=SUM([.B1:.B500])/500" office:value-type="float" office:value="16.21">
            <text:p>16.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29:21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